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681in"/>
    </style:style>
    <style:style style:name="co4" style:family="table-column">
      <style:table-column-properties fo:break-before="auto" style:column-width="1.56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phase shi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e9</text:p>
          </table:table-cell>
          <table:table-cell office:value-type="float" office:value="129.28579797069" calcext:value-type="float">
            <text:p>129.28579797069</text:p>
          </table:table-cell>
          <table:table-cell table:formula="of:=-0.1*[.B2]*180/PI()+360+360" office:value-type="float" office:value="-20.753057470156" calcext:value-type="float">
            <text:p>-20.753057470156</text:p>
          </table:table-cell>
          <table:table-cell table:number-columns-repeated="2"/>
          <table:table-cell office:value-type="float" office:value="-20.753057470156" calcext:value-type="float">
            <text:p>-20.753057470156</text:p>
          </table:table-cell>
        </table:table-row>
        <table:table-row table:style-name="ro1">
          <table:table-cell office:value-type="string" calcext:value-type="string">
            <text:p>9.999999999e9</text:p>
          </table:table-cell>
          <table:table-cell office:value-type="float" office:value="158.321511962934" calcext:value-type="float">
            <text:p>158.321511962934</text:p>
          </table:table-cell>
          <table:table-cell table:formula="of:=-0.1*[.B3]*180/PI()+360+360+360" office:value-type="float" office:value="172.884555839391" calcext:value-type="float">
            <text:p>172.884555839391</text:p>
          </table:table-cell>
          <table:table-cell table:number-columns-repeated="2"/>
          <table:table-cell office:value-type="float" office:value="172.884555839391" calcext:value-type="float">
            <text:p>172.884555839391</text:p>
          </table:table-cell>
        </table:table-row>
        <table:table-row table:style-name="ro1">
          <table:table-cell office:value-type="string" calcext:value-type="string">
            <text:p>11e9</text:p>
          </table:table-cell>
          <table:table-cell office:value-type="float" office:value="185.19078038685" calcext:value-type="float">
            <text:p>185.19078038685</text:p>
          </table:table-cell>
          <table:table-cell table:formula="of:=-0.1*[.B4]*180/PI()+360+360+360" office:value-type="float" office:value="18.9349879099391" calcext:value-type="float">
            <text:p>18.9349879099391</text:p>
          </table:table-cell>
          <table:table-cell table:number-columns-repeated="2"/>
          <table:table-cell office:value-type="float" office:value="18.9349879099391" calcext:value-type="float">
            <text:p>18.9349879099391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 style:data-style-name="N2" text:time-value="08:53:51.976272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rian Young</meta:initial-creator>
    <meta:creation-date>2023-09-18T11:03:18</meta:creation-date>
    <dc:date>2024-01-18T08:55:54.251479640</dc:date>
    <meta:editing-duration>PT2H48M27S</meta:editing-duration>
    <meta:editing-cycles>7</meta:editing-cycles>
    <meta:generator>LibreOffice/6.4.7.2$Linux_X86_64 LibreOffice_project/40$Build-2</meta:generator>
    <meta:document-statistic meta:table-count="3" meta:cell-count="15" meta:object-count="0"/>
  </office:meta>
</office:document-meta>
</file>